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8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23" style:family="table-cell" style:parent-style-name="Default" style:data-style-name="N104">
      <style:table-cell-properties fo:background-color="#b2b2b2"/>
    </style:style>
    <style:style style:name="ce2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2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2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2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2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29" style:family="table-cell" style:parent-style-name="Default" style:data-style-name="N104">
      <style:table-cell-properties fo:background-color="#dee6ef"/>
    </style:style>
    <style:style style:name="ce3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3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33" style:family="table-cell" style:parent-style-name="Default" style:data-style-name="N30"/>
    <style:style style:name="ce3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3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3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3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3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39" style:family="table-cell" style:parent-style-name="Default" style:data-style-name="N30">
      <style:table-cell-properties fo:border-bottom="none" fo:background-color="#dee6ef" fo:border-left="none" fo:border-right="none" fo:border-top="0.74pt solid #000000"/>
    </style:style>
    <style:style style:name="ce40" style:family="table-cell" style:parent-style-name="Default" style:data-style-name="N30">
      <style:table-cell-properties fo:background-color="#dee6ef"/>
    </style:style>
    <style:style style:name="ce41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42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default-cell-style-name="ce33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urrent Accounts</text:p>
          </table:table-cell>
          <table:table-cell table:style-name="ce10" table:number-columns-repeated="2"/>
          <table:table-cell table:style-name="ce22"/>
          <table:table-cell table:style-name="ce34"/>
          <table:table-cell/>
        </table:table-row>
        <table:table-row table:style-name="ro1">
          <table:table-cell table:style-name="ce2" office:value-type="string" calcext:value-type="string">
            <text:p>Barclays (20-18-41)</text:p>
          </table:table-cell>
          <table:table-cell table:style-name="ce11" office:value-type="string" calcext:value-type="string">
            <text:p>40396605</text:p>
          </table:table-cell>
          <table:table-cell table:style-name="ce11"/>
          <table:table-cell table:style-name="ce23" office:value-type="currency" office:currency="GBP" office:value="13617.45" calcext:value-type="currency">
            <text:p>£13,617.45</text:p>
          </table:table-cell>
          <table:table-cell table:style-name="ce35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style-name="ce2" office:value-type="string" calcext:value-type="string">
            <text:p>HSBC (40-16-20)</text:p>
          </table:table-cell>
          <table:table-cell table:style-name="ce11" office:value-type="string" calcext:value-type="string">
            <text:p>11326147</text:p>
          </table:table-cell>
          <table:table-cell table:style-name="ce11"/>
          <table:table-cell table:style-name="ce23" office:value-type="currency" office:currency="GBP" office:value="3635.61" calcext:value-type="currency">
            <text:p>£3,635.61</text:p>
          </table:table-cell>
          <table:table-cell table:style-name="ce35" office:value-type="date" office:date-value="2019-04-21" calcext:value-type="date">
            <text:p>21/04/19</text:p>
          </table:table-cell>
          <table:table-cell/>
        </table:table-row>
        <table:table-row table:style-name="ro1">
          <table:table-cell table:style-name="ce3" office:value-type="string" calcext:value-type="string">
            <text:p>Lloyds (77-65-04)</text:p>
          </table:table-cell>
          <table:table-cell table:style-name="ce12" office:value-type="string" calcext:value-type="string">
            <text:p>06758968</text:p>
          </table:table-cell>
          <table:table-cell table:style-name="ce12"/>
          <table:table-cell table:style-name="ce24" office:value-type="currency" office:currency="GBP" office:value="114.73" calcext:value-type="currency">
            <text:p>£114.73</text:p>
          </table:table-cell>
          <table:table-cell table:style-name="ce36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urrent Accounts Total</text:p>
          </table:table-cell>
          <table:table-cell table:style-name="ce25" table:formula="of:=SUM([.D3:.D5])" office:value-type="currency" office:currency="GBP" office:value="17367.79" calcext:value-type="currency">
            <text:p>£17,367.7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ension</text:p>
          </table:table-cell>
          <table:table-cell table:style-name="ce13" table:number-columns-repeated="2"/>
          <table:table-cell table:style-name="ce26"/>
          <table:table-cell table:style-name="ce37"/>
          <table:table-cell/>
        </table:table-row>
        <table:table-row table:style-name="ro1">
          <table:table-cell table:style-name="ce5" office:value-type="string" calcext:value-type="string">
            <text:p>Prudential</text:p>
          </table:table-cell>
          <table:table-cell table:style-name="ce14" office:value-type="string" calcext:value-type="string">
            <text:p>0071948000920721</text:p>
          </table:table-cell>
          <table:table-cell table:style-name="ce14" office:value-type="string" calcext:value-type="string">
            <text:p>Annuity</text:p>
          </table:table-cell>
          <table:table-cell table:style-name="ce27" office:value-type="currency" office:currency="GBP" office:value="26862.6" calcext:value-type="currency">
            <text:p>£26,862.60</text:p>
          </table:table-cell>
          <table:table-cell table:style-name="ce38" office:value-type="date" office:date-value="2019-05-13" calcext:value-type="date">
            <text:p>1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Investments</text:p>
          </table:table-cell>
          <table:table-cell table:style-name="ce15" table:number-columns-repeated="2"/>
          <table:table-cell table:style-name="ce28"/>
          <table:table-cell table:style-name="ce39"/>
          <table:table-cell table:style-name="ce42"/>
        </table:table-row>
        <table:table-row table:style-name="ro1">
          <table:table-cell table:style-name="ce7" office:value-type="string" calcext:value-type="string">
            <text:p>Barclays (20-45-67)</text:p>
          </table:table-cell>
          <table:table-cell table:style-name="ce16" office:value-type="string" calcext:value-type="string">
            <text:p>00916331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8929.17" calcext:value-type="currency">
            <text:p>£28,929.17</text:p>
          </table:table-cell>
          <table:table-cell table:style-name="ce40" office:value-type="date" office:date-value="2019-05-03" calcext:value-type="date">
            <text:p>03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7676042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11249.83" calcext:value-type="currency">
            <text:p>£11,249.83</text:p>
          </table:table-cell>
          <table:table-cell table:style-name="ce40" office:value-type="date" office:date-value="2019-04-27" calcext:value-type="date">
            <text:p>27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02750376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7594.63" calcext:value-type="currency">
            <text:p>£27,594.63</text:p>
          </table:table-cell>
          <table:table-cell table:style-name="ce40" office:value-type="date" office:date-value="2019-04-08" calcext:value-type="date">
            <text:p>08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4348874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5356.66" calcext:value-type="currency">
            <text:p>£5,356.66</text:p>
          </table:table-cell>
          <table:table-cell table:style-name="ce40" office:value-type="date" office:date-value="2019-04-12" calcext:value-type="date">
            <text:p>12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83964074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2578.62" calcext:value-type="currency">
            <text:p>£22,578.62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548424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1288.37" calcext:value-type="currency">
            <text:p>£21,288.37</text:p>
          </table:table-cell>
          <table:table-cell table:style-name="ce40" office:value-type="date" office:date-value="2019-05-05" calcext:value-type="date">
            <text:p>05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9995232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335.18" calcext:value-type="currency">
            <text:p>£335.18</text:p>
          </table:table-cell>
          <table:table-cell table:style-name="ce40" office:value-type="date" office:date-value="2019-03-21" calcext:value-type="date">
            <text:p>2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88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4684.31" calcext:value-type="currency">
            <text:p>£4,684.31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1174554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592.84" calcext:value-type="currency">
            <text:p>£13,592.84</text:p>
          </table:table-cell>
          <table:table-cell table:style-name="ce40" office:value-type="date" office:date-value="2018-11-08" calcext:value-type="date">
            <text:p>08/11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91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458.29" calcext:value-type="currency">
            <text:p>£13,458.29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8678932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995.26" calcext:value-type="currency">
            <text:p>£9,995.26</text:p>
          </table:table-cell>
          <table:table-cell table:style-name="ce40" office:value-type="date" office:date-value="2019-05-10" calcext:value-type="date">
            <text:p>10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AGA</text:p>
          </table:table-cell>
          <table:table-cell table:style-name="ce16"/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1017.87" calcext:value-type="currency">
            <text:p>£1,017.87</text:p>
          </table:table-cell>
          <table:table-cell table:style-name="ce40" office:value-type="date" office:date-value="2019-03-22" calcext:value-type="date">
            <text:p>22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National Grid</text:p>
          </table:table-cell>
          <table:table-cell table:style-name="ce16" office:value-type="string" calcext:value-type="string">
            <text:p>11139309637</text:p>
          </table:table-cell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2227.95" calcext:value-type="currency">
            <text:p>£2,227.95</text:p>
          </table:table-cell>
          <table:table-cell table:style-name="ce40" office:value-type="date" office:date-value="2019-04-01" calcext:value-type="date">
            <text:p>01/04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490630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454.73" calcext:value-type="currency">
            <text:p>£9,454.73</text:p>
          </table:table-cell>
          <table:table-cell table:style-name="ce40" office:value-type="date" office:date-value="2018-10-10" calcext:value-type="date">
            <text:p>10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chroders</text:p>
          </table:table-cell>
          <table:table-cell table:style-name="ce16" office:value-type="string" calcext:value-type="string">
            <text:p>0003496087</text:p>
          </table:table-cell>
          <table:table-cell table:style-name="ce16" office:value-type="string" calcext:value-type="string">
            <text:p>Global Emerging Markets</text:p>
          </table:table-cell>
          <table:table-cell table:style-name="ce29" office:value-type="currency" office:currency="GBP" office:value="6813.97" calcext:value-type="currency">
            <text:p>£6,813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M &amp; G </text:p>
          </table:table-cell>
          <table:table-cell table:style-name="ce16" office:value-type="string" calcext:value-type="string">
            <text:p>0360658406</text:p>
          </table:table-cell>
          <table:table-cell table:style-name="ce16" office:value-type="string" calcext:value-type="string">
            <text:p>Stocks &amp; Shares ISA</text:p>
          </table:table-cell>
          <table:table-cell table:style-name="ce29" office:value-type="currency" office:currency="GBP" office:value="16221.34" calcext:value-type="currency">
            <text:p>£16,221.3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BlackRock</text:p>
          </table:table-cell>
          <table:table-cell table:style-name="ce16" office:value-type="string" calcext:value-type="string">
            <text:p>00028561</text:p>
          </table:table-cell>
          <table:table-cell table:style-name="ce16" office:value-type="string" calcext:value-type="string">
            <text:p>BR Lump Sum &amp; RSF</text:p>
          </table:table-cell>
          <table:table-cell table:style-name="ce29" office:value-type="currency" office:currency="GBP" office:value="6189.94" calcext:value-type="currency">
            <text:p>£6,189.9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Invesco</text:p>
          </table:table-cell>
          <table:table-cell table:style-name="ce16" office:value-type="string" calcext:value-type="string">
            <text:p>0006181420</text:p>
          </table:table-cell>
          <table:table-cell table:style-name="ce16" office:value-type="string" calcext:value-type="string">
            <text:p>Income Shares</text:p>
          </table:table-cell>
          <table:table-cell table:style-name="ce29" office:value-type="currency" office:currency="GBP" office:value="25158.97" calcext:value-type="currency">
            <text:p>£25,158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AVIVA</text:p>
          </table:table-cell>
          <table:table-cell table:style-name="ce16" office:value-type="string" calcext:value-type="string">
            <text:p>572715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22379.97" calcext:value-type="currency">
            <text:p>£22,379.97</text:p>
          </table:table-cell>
          <table:table-cell table:style-name="ce40" office:value-type="date" office:date-value="2019-03-01" calcext:value-type="date">
            <text:p>0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Prudential</text:p>
          </table:table-cell>
          <table:table-cell table:style-name="ce16" office:value-type="string" calcext:value-type="string">
            <text:p>'016432B010 – 016432B019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50000" calcext:value-type="currency">
            <text:p>£50,000.00</text:p>
          </table:table-cell>
          <table:table-cell table:style-name="ce40" office:value-type="date" office:date-value="2019-03-29" calcext:value-type="date">
            <text:p>29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8" office:value-type="string" calcext:value-type="string">
            <text:p>M &amp; S </text:p>
          </table:table-cell>
          <table:table-cell table:style-name="ce17" office:value-type="string" calcext:value-type="string">
            <text:p>004460436838</text:p>
          </table:table-cell>
          <table:table-cell table:style-name="ce17" office:value-type="string" calcext:value-type="string">
            <text:p>ISA</text:p>
          </table:table-cell>
          <table:table-cell table:style-name="ce30" office:value-type="currency" office:currency="GBP" office:value="33118.19" calcext:value-type="currency">
            <text:p>£33,118.19</text:p>
          </table:table-cell>
          <table:table-cell table:style-name="ce41" office:value-type="date" office:date-value="2019-04-05" calcext:value-type="date">
            <text:p>05/04/19</text:p>
          </table:table-cell>
          <table:table-cell table:style-name="ce44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Savings Total</text:p>
          </table:table-cell>
          <table:table-cell table:style-name="ce25" table:formula="of:=SUM([.D13:.D33])" office:value-type="currency" office:currency="GBP" office:value="331646.09" calcext:value-type="currency">
            <text:p>£331,646.0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Grand Total as at 20/5/19</text:p>
          </table:table-cell>
          <table:table-cell table:style-name="ce31" table:formula="of:=[.D35]+[.D7]" office:value-type="currency" office:currency="GBP" office:value="349013.88" calcext:value-type="currency">
            <text:p>£349,013.88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Santander</text:p>
          </table:table-cell>
          <table:table-cell table:style-name="ce18" office:value-type="string" calcext:value-type="string">
            <text:p>E95060096</text:p>
          </table:table-cell>
          <table:table-cell table:style-name="ce18" office:value-type="string" calcext:value-type="string">
            <text:p>Joseph D Eagland</text:p>
          </table:table-cell>
          <table:table-cell table:style-name="ce32" office:value-type="currency" office:currency="GBP" office:value="1003.33" calcext:value-type="currency">
            <text:p>£1,003.33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Phone Numb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 Pumps </text:p>
          </table:table-cell>
          <table:table-cell office:value-type="string" calcext:value-type="string">
            <text:p>01994 448310</text:p>
          </table:table-cell>
          <table:table-cell table:number-columns-repeated="4"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8:41:57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1:12.274165267</meta:creation-date>
    <meta:generator>LibreOffice/6.2.3.2$Windows_X86_64 LibreOffice_project/aecc05fe267cc68dde00352a451aa867b3b546ac</meta:generator>
    <dc:date>2019-05-22T08:42:48.308000000</dc:date>
    <meta:editing-duration>PT34M51S</meta:editing-duration>
    <meta:editing-cycles>5</meta:editing-cycles>
    <meta:document-statistic meta:table-count="1" meta:cell-count="140" meta:object-count="0"/>
  </office:meta>
</office:document-meta>
</file>